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3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 style:data-style-name="N4">
      <style:table-cell-properties fo:border-bottom="0.74pt solid #000000" fo:background-color="#b2b2b2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4">
      <style:table-cell-properties fo:border-bottom="none" fo:background-color="#b2b2b2" fo:border-left="0.74pt solid #000000" fo:border-right="0.74pt solid #000000" fo:border-top="none"/>
    </style:style>
    <style:style style:name="ce39" style:family="table-cell" style:parent-style-name="Default" style:data-style-name="N4">
      <style:table-cell-properties fo:border-bottom="none" fo:background-color="#ffe994" fo:border-left="0.74pt solid #000000" fo:border-right="0.74pt solid #000000" fo:border-top="none"/>
    </style:style>
    <style:style style:name="ce41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fo:background-color="#999999"/>
    </style:style>
    <style:style style:name="ce43" style:family="table-cell" style:parent-style-name="Default" style:data-style-name="N4">
      <style:table-cell-properties fo:background-color="#00a933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4"/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59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60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  <style:style style:name="ce65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start" fo:margin-left="1.058cm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start" fo:margin-left="1.411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7"/>
        <table:table-column table:style-name="co3" table:default-cell-style-name="Default"/>
        <table:table-column table:style-name="co3" table:default-cell-style-name="ce16"/>
        <table:table-column table:style-name="co4" table:default-cell-style-name="ce21"/>
        <table:table-column table:style-name="co3" table:default-cell-style-name="ce59"/>
        <table:table-row table:style-name="ro1">
          <table:table-cell table:style-name="ce1" office:value-type="string" calcext:value-type="string">
            <text:p>MAI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4" office:value-type="string" calcext:value-type="string">
            <text:p>DATE</text:p>
          </table:table-cell>
          <table:table-cell table:style-name="ce40" office:value-type="string" calcext:value-type="string">
            <text:p>HEURES</text:p>
          </table:table-cell>
          <table:table-cell/>
          <table:table-cell table:style-name="ce15"/>
          <table:table-cell table:style-name="ce20"/>
          <table:table-cell table:style-name="ce26"/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4])-[.E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number-columns-repeated="5"/>
          <table:table-cell table:formula="of:=SUM([.F5])-[.E5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5"/>
          <table:table-cell table:formula="of:=SUM([.F6])-[.E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jeudi</text:p>
          </table:table-cell>
          <table:table-cell table:number-columns-repeated="5"/>
          <table:table-cell table:formula="of:=SUM([.F7])-[.E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5"/>
          <table:table-cell table:formula="of:=SUM([.F8])-[.E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9])-[.E9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0])-[.E10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lundi</text:p>
          </table:table-cell>
          <table:table-cell table:number-columns-repeated="5"/>
          <table:table-cell table:formula="of:=SUM([.F11])-[.E11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5"/>
          <table:table-cell table:formula="of:=SUM([.F12])-[.E12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ercredi</text:p>
          </table:table-cell>
          <table:table-cell table:number-columns-repeated="5"/>
          <table:table-cell table:formula="of:=SUM([.F13])-[.E13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5"/>
          <table:table-cell table:formula="of:=SUM([.F14])-[.E1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vendredi</text:p>
          </table:table-cell>
          <table:table-cell table:number-columns-repeated="5"/>
          <table:table-cell table:formula="of:=SUM([.F15])-[.E15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6])-[.E1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7])-[.E1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8])-[.E18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16" calcext:value-type="float">
            <text:p>16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00M00S" calcext:value-type="time">
            <text:p>18:00:00</text:p>
          </table:table-cell>
          <table:table-cell table:formula="of:=SUM([.F19])-[.E19]" office:value-type="time" office:time-value="PT08H30M00S" calcext:value-type="time">
            <text:p>08:3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0])-[.E20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1])-[.E21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3])-[.E23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4])-[.E24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5])-[.E2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6])-[.E2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7])-[.E2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8])-[.E28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9])-[.E29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0])-[.E30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1])-[.E31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32])-[.E3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33])-[.E3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41" office:value-type="float" office:value="8" calcext:value-type="float">
            <text:p>8,00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60" table:formula="of:=SUM([.F34])-[.E34]" office:value-type="time" office:time-value="PT09H00M00S" calcext:value-type="time">
            <text:p>09:00: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34])" office:value-type="time" office:time-value="PT132H30M00S" calcext:value-type="time">
            <text:p>132:30:00</text:p>
          </table:table-cell>
        </table:table-row>
        <table:table-row table:style-name="ro1">
          <table:table-cell table:style-name="ce3" office:value-type="string" calcext:value-type="string">
            <text:p>TOT HEURE FAIT</text:p>
          </table:table-cell>
          <table:table-cell table:style-name="ce35" office:value-type="float" office:value="60" calcext:value-type="float">
            <text:p>60,00</text:p>
          </table:table-cell>
          <table:table-cell table:style-name="ce41" table:formula="of:=SUM([.C4:.C34])" office:value-type="float" office:value="120" calcext:value-type="float">
            <text:p>120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51" table:formula="of:=SUM([.B36:.C36])" office:value-type="float" office:value="180" calcext:value-type="float">
            <text:p>180,00</text:p>
          </table:table-cell>
          <table:table-cell table:style-name="ce51" office:value-type="float" office:value="140" calcext:value-type="float">
            <text:p>140,00</text:p>
          </table:table-cell>
          <table:table-cell table:style-name="ce51" table:formula="of:=SUM([.F38])-[.E38]" office:value-type="float" office:value="-40" calcext:value-type="float">
            <text:p>-40,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45" office:value-type="string" calcext:value-type="string">
            <text:p>JOURS WE</text:p>
          </table:table-cell>
          <table:table-cell/>
          <table:table-cell table:style-name="ce1" office:value-type="string" calcext:value-type="string">
            <text:p>HEURE A FAIRE</text:p>
          </table:table-cell>
          <table:table-cell table:style-name="ce1"/>
          <table:table-cell table:style-name="ce1" office:value-type="string" calcext:value-type="string">
            <text:p>MOY/JOUR</text:p>
          </table:table-cell>
        </table:table-row>
        <table:table-row table:style-name="ro1">
          <table:table-cell/>
          <table:table-cell table:style-name="Default"/>
          <table:table-cell table:style-name="ce43" office:value-type="float" office:value="4" calcext:value-type="float">
            <text:p>4,00</text:p>
          </table:table-cell>
          <table:table-cell/>
          <table:table-cell table:style-name="ce51" table:formula="of:=COUNTIF([.C4:.C34];&quot;&gt;0&quot;)" office:value-type="float" office:value="17" calcext:value-type="float">
            <text:p>17,00</text:p>
          </table:table-cell>
          <table:table-cell table:style-name="Default" office:value-type="string" calcext:value-type="string">
            <text:p>SUR PREVIS</text:p>
          </table:table-cell>
          <table:table-cell table:style-name="ce65" table:formula="of:=SUM([.G38])/[.E43]" office:value-type="float" office:value="-2.35294117647059" calcext:value-type="float">
            <text:p>-2,3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SUR 140</text:p>
          </table:table-cell>
          <table:table-cell table:style-name="Default" office:value-type="string" calcext:value-type="string">
            <text:p>Hors WeekEnd</text:p>
          </table:table-cell>
          <table:table-cell table:style-name="ce66" table:formula="of:=SUM(([.F38])-([.B36]))/(([.E43])-([.C43]))" office:value-type="float" office:value="6.15384615384615" calcext:value-type="float">
            <text:p>6,1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Avec WeeEnd</text:p>
          </table:table-cell>
          <table:table-cell table:style-name="ce66" table:formula="of:=SUM(([.F38])-([.B36]))/([.E43])" office:value-type="float" office:value="4.70588235294118" calcext:value-type="float">
            <text:p>4,71</text:p>
          </table:table-cell>
        </table:table-row>
        <calcext:conditional-formats>
          <calcext:conditional-format calcext:target-range-address="Feuille1.G3:Feuille1.G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:Feuille1.G34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3:Feuille1.G45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4T08:39:25.467409499</dc:date>
    <meta:editing-duration>PT6H53M34S</meta:editing-duration>
    <meta:editing-cycles>22</meta:editing-cycles>
    <meta:generator>LibreOffice/7.3.7.2$Linux_X86_64 LibreOffice_project/30$Build-2</meta:generator>
    <meta:document-statistic meta:table-count="1" meta:cell-count="156" meta:object-count="0"/>
  </office:meta>
</office:document-meta>
</file>